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#include&lt;stdio.h&gt;<text:line-break/>#include&lt;unistd.h&gt;<text:line-break/>int main() {</text:p>
      <text:p text:style-name="P1"><text:line-break/> <text:s text:c="3"/>int pipefds[2];</text:p>
      <text:p text:style-name="P1"><text:line-break/> <text:s text:c="3"/>int returnstatus;</text:p>
      <text:p text:style-name="P1"><text:line-break/> <text:s text:c="3"/>int pid;</text:p>
      <text:p text:style-name="P1"><text:line-break/> <text:s text:c="3"/>char writemessages[2][20]={"Hi","Hello"};</text:p>
      <text:p text:style-name="P1"><text:line-break/> <text:s text:c="3"/>char readmessage[20];</text:p>
      <text:p text:style-name="P1"><text:line-break/> <text:s text:c="3"/>returnstatus = pipe(pipefds);</text:p>
      <text:p text:style-name="P1"><text:line-break/> <text:s text:c="3"/>if (returnstatus == -1) {</text:p>
      <text:p text:style-name="P1"><text:line-break/> <text:s text:c="7"/>printf("Unable to create pipe\n");<text:line-break/> <text:s text:c="7"/>return 1;<text:line-break/> <text:s text:c="7"/><text:line-break/> <text:s text:c="3"/>}<text:line-break/> <text:s text:c="3"/>pid = fork();<text:line-break/> <text:s text:c="3"/>//Child process<text:line-break/> <text:s text:c="3"/>if (pid == 0) {</text:p>
      <text:p text:style-name="P1"><text:line-break/> <text:s text:c="7"/>read(pipefds[0], readmessage, sizeof(readmessage));</text:p>
      <text:p text:style-name="P1"><text:line-break/> <text:s text:c="7"/>printf("Child Process - Reading from pipe – Message 1 is %s\n",readmessage);</text:p>
      <text:p text:style-name="P1"><text:line-break/> <text:s text:c="7"/>read(pipefds[0], readmessage, sizeof(readmessage));</text:p>
      <text:p text:style-name="P1"><text:line-break/> <text:s text:c="7"/>printf("Child Process - Reading from pipe – Message 2 is %s\n",readmessage);</text:p>
      <text:p text:style-name="P1"><text:line-break/> <text:s text:c="7"/>}<text:line-break/> <text:s text:c="7"/>else { //Parent process</text:p>
      <text:p text:style-name="P1"><text:line-break/> <text:s text:c="11"/>printf("Parent Process - Writing to pipe - Message 1 is %s\n",writemessages[0]);</text:p>
      <text:p text:style-name="P1"><text:line-break/> <text:s text:c="11"/>write(pipefds[1], writemessages[0], sizeof(writemessages[0]));<text:line-break/> <text:s text:c="11"/>printf("Parent Process - Writing to pipe - Message 2 is %s\n",writemessages[1]);</text:p>
      <text:p text:style-name="P1"><text:line-break/> <text:s text:c="11"/>write(pipefds[1], writemessages[1], sizeof(writemessages[1]));<text:line-break/> <text:s text:c="7"/>}</text:p>
      <text:p text:style-name="P1"><text:line-break/> <text:s text:c="7"/>return 0;</text:p>
      <text:p text:style-name="P1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19:27.870000000</meta:creation-date>
    <dc:date>2022-07-11T11:20:51.164000000</dc:date>
    <meta:editing-duration>PT1M23S</meta:editing-duration>
    <meta:editing-cycles>1</meta:editing-cycles>
    <meta:document-statistic meta:table-count="0" meta:image-count="0" meta:object-count="0" meta:page-count="1" meta:paragraph-count="19" meta:word-count="103" meta:character-count="1072" meta:non-whitespace-character-count="787"/>
    <meta:generator>LibreOffice/7.1.8.1$Windows_X86_64 LibreOffice_project/e1f30c802c3269a1d052614453f260e49458c82c</meta:generator>
  </office:meta>
</office:document-meta>
</file>